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5.998cm" table:align="margins"/>
    </style:style>
    <style:style style:name="Tableau2.A" style:family="table-column">
      <style:table-column-properties style:column-width="7.999cm" style:rel-column-width="32767*"/>
    </style:style>
    <style:style style:name="Tableau2.B" style:family="table-column">
      <style:table-column-properties style:column-width="7.999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Texte_20_de_20_saisie">
      <style:text-properties style:font-name="Arial" fo:font-size="11pt" style:font-size-asian="11pt" style:font-size-complex="11pt"/>
    </style:style>
    <style:style style:name="P6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line-height="0.459cm" style:text-autospace="none" style:snap-to-layout-gri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7" style:family="paragraph" style:parent-style-name="Standard">
      <style:paragraph-properties fo:line-height="0.388cm" style:snap-to-layout-grid="false">
        <style:tab-stops/>
      </style:paragraph-properties>
      <style:text-properties style:font-name="Arial" fo:font-size="8pt" fo:language="en" fo:country="GB" style:font-size-asian="8pt"/>
    </style:style>
    <style:style style:name="P18" style:family="paragraph" style:parent-style-name="Standard">
      <style:paragraph-properties fo:line-height="0.388cm" style:snap-to-layout-grid="false"/>
      <style:text-properties style:font-name="Arial"/>
    </style:style>
    <style:style style:name="P19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21" style:family="paragraph" style:parent-style-name="Table_20_Contents">
      <style:text-properties style:font-name="Arial"/>
    </style:style>
    <style:style style:name="P22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96cm"/>
        </style:tab-stops>
      </style:paragraph-properties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Corps_20_de_20_texte_20_2">
      <style:paragraph-properties style:line-height-at-least="0.459cm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Text_20_body"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Text_20_body" style:master-page-name="First_20_Page">
      <style:paragraph-properties style:page-number="1"/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style:font-name-asian="Times New Roman" style:font-name-complex="Arial"/>
    </style:style>
    <style:style style:name="T4" style:family="text">
      <style:text-properties fo:color="#000000"/>
    </style:style>
    <style:style style:name="T5" style:family="text">
      <style:text-properties fo:text-transform="capitalize"/>
    </style:style>
    <style:style style:name="T6" style:family="text">
      <style:text-properties fo:text-transform="capitalize" style:use-window-font-color="true" fo:font-weight="normal" style:font-name-asian="Times New Roman" style:font-weight-asian="normal" style:font-name-complex="Arial" style:font-weight-complex="normal"/>
    </style:style>
    <style:style style:name="T7" style:family="text">
      <style:text-properties fo:text-transform="capitalize" fo:font-size="8pt" fo:language="zxx" fo:country="none" style:font-size-asian="8pt" style:language-asian="zxx" style:country-asian="none" style:font-size-complex="10pt"/>
    </style:style>
    <style:style style:name="T8" style:family="text">
      <style:text-properties fo:text-transform="lowercase"/>
    </style:style>
    <style:style style:name="T9" style:family="text">
      <style:text-properties fo:text-transform="upperca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relanceapre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relanceapre_piecemanquante"/>
        <text:user-field-decl office:value-type="string" office:string-value="" text:name="comiteapre_datecomite"/>
        <text:user-field-decl office:value-type="string" office:string-value="" text:name="apre_piecemanquante"/>
        <text:user-field-decl office:value-type="string" office:string-value="" text:name="apre_numeroapr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adresse_compladr"/>
        <text:user-field-decl office:value-type="string" office:string-value="" text:name="apre_allocation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suivi"/>
      </text:user-field-decls>
      <text:section text:style-name="Sect1" text:name="relanceapre">
        <text:p text:style-name="P26"/>
        <text:p text:style-name="P25"/>
        <text:p text:style-name="P25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21"/>
            </table:table-cell>
            <table:table-cell table:style-name="Tableau2.A1" table:number-rows-spanned="6" office:value-type="string">
              <text:p text:style-name="P19"><text:user-field-get text:name="personne_qual"/> <text:s/><text:user-field-get text:name="personne_prenom"/> <text:user-field-get text:name="personne_nom"/> <text:s/></text:p>
              <text:p text:style-name="P13"><text:user-field-get text:name="adresse_numvoie"/> <text:span text:style-name="T8"><text:user-field-get text:name="adresse_libtypevoie"/></text:span><text:span text:style-name="T5"> <text:s/></text:span><text:span text:style-name="T5"><text:user-field-get text:name="adresse_nomvoie"/></text:span></text:p>
              <text:p text:style-name="P20"><text:hidden-paragraph text:condition="ooow:adresse_complideadr==&quot;&quot;" text:is-hidden="true"/><text:user-field-get text:name="adresse_complideadr"/></text:p>
              <text:p text:style-name="P20"><text:hidden-paragraph text:condition="ooow:adresse_compladr==&quot;&quot;" text:is-hidden="true"/><text:user-field-get text:name="adresse_compladr"/></text:p>
              <text:p text:style-name="P10"><text:span text:style-name="T3"><text:user-field-get text:name="adresse_codepos"/></text:span><text:span text:style-name="T3"> <text:s/></text:span><text:span text:style-name="T9"><text:user-field-get text:name="adresse_nomcom"/></text:span></text:p>
            </table:table-cell>
          </table:table-row>
          <table:table-row>
            <table:table-cell table:style-name="Tableau2.A1" office:value-type="string">
              <text:p text:style-name="P15"><text:span text:style-name="T2">Réf. : </text:span>DPAS/SIS/BIP/BIJAS/BV/FF/ES/NH/LD/LZ/2012</text:p>
              <text:p text:style-name="P15">N° APRE: <text:user-field-get text:name="apre_numeroapre"/></text:p>
            </table:table-cell>
            <table:covered-table-cell/>
          </table:table-row>
          <table:table-row>
            <table:table-cell table:style-name="Tableau2.A1" office:value-type="string">
              <text:p text:style-name="P18"><text:span text:style-name="T1">Affaire suivie par : </text:span><text:span text:style-name="T7"><text:user-field-get text:name="user_prenom">user_prenom</text:user-field-get></text:span><text:span text:style-name="T7"> </text:span><text:span text:style-name="T7"><text:user-field-get text:name="user_nom">user_nom</text:user-field-get></text:span><text:span text:style-name="T7"> </text:span></text:p>
            </table:table-cell>
            <table:covered-table-cell/>
          </table:table-row>
          <table:table-row>
            <table:table-cell table:style-name="Tableau2.A1" office:value-type="string">
              <text:p text:style-name="P16"><text:text-input text:description="">Tél. : </text:text-input> <text:user-field-get text:name="user_numtel">user_numtel</text:user-field-get></text:p>
            </table:table-cell>
            <table:covered-table-cell/>
          </table:table-row>
          <table:table-row>
            <table:table-cell table:style-name="Tableau2.A1" office:value-type="string">
              <text:p text:style-name="P16"/>
            </table:table-cell>
            <table:covered-table-cell/>
          </table:table-row>
          <table:table-row>
            <table:table-cell table:style-name="Tableau2.A1" office:value-type="string">
              <text:p text:style-name="P3"/>
              <text:p text:style-name="P17"/>
              <text:p text:style-name="P3"/>
            </table:table-cell>
            <table:covered-table-cell/>
          </table:table-row>
          <table:table-row>
            <table:table-cell table:style-name="Tableau2.A1" office:value-type="string">
              <text:p text:style-name="P9">Bobigny, le <text:user-field-get text:name="relanceapre_daterelance"/></text:p>
            </table:table-cell>
            <table:table-cell table:style-name="Tableau2.A1" office:value-type="string">
              <text:p text:style-name="P21"/>
            </table:table-cell>
          </table:table-row>
        </table:table>
        <text:p text:style-name="P7"/>
        <text:p text:style-name="P8"/>
        <text:p text:style-name="P8"/>
        <text:p text:style-name="P11"><text:span text:style-name="T6"><text:user-field-get text:name="personne_qual"/></text:span>,</text:p>
        <text:p text:style-name="P14"/>
        <text:p text:style-name="P11"/>
        <text:p text:style-name="P11">Afin de pouvoir traiter la demande d’aide complémentaire au titre de l’Aide Personnalisée de Retour à l’Emploi (APRE) concernant votre demande, je vous demande de bien vouloir me retourner les documents suivants :</text:p>
        <text:p text:style-name="P11"/>
        <text:p text:style-name="P11">Liste des pièces à fournir :</text:p>
        <text:p text:style-name="P11"/>
        <text:p text:style-name="P11"><text:user-field-get text:name="relanceapre_piecemanquante"/></text:p>
        <text:p text:style-name="P11"/>
        <text:p text:style-name="P24">Sans réception de ces documents dans un délai d’un mois à compter de la date de ce courrier, le dossier fera l’objet d’un refus en commission.</text:p>
        <text:p text:style-name="P6"/>
        <text:p text:style-name="P12">Je reste à votre disposition pour tout renseignement complémentaire.</text:p>
        <text:p text:style-name="P12"/>
        <text:p text:style-name="P11">Je vous prie d'agréer, <text:span text:style-name="T6"><text:user-field-get text:name="personne_qual"/></text:span><text:span text:style-name="T4">, l'expression</text:span> de mes salutations distinguées.</text:p>
        <text:p text:style-name="P6"/>
        <text:p text:style-name="P6"/>
        <text:p text:style-name="P5"/>
        <text:p text:style-name="P22">Pour le Président du Conseil général</text:p>
        <text:p text:style-name="P22">et par délégation</text:p>
        <text:p text:style-name="P22"/>
        <text:p text:style-name="P22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Corps_20_de_20_texte_20_2" style:display-name="Corps de texte 2" style:family="paragraph" style:parent-style-name="Standard">
      <style:paragraph-properties fo:line-height="100%" fo:text-align="justify" style:justify-single-word="false"/>
      <style:text-properties fo:font-weight="bold" style:font-name-asian="Times New Roman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236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svg:height="1.39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Standard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08T09:36:30</meta:creation-date>
    <dc:date>2012-07-25T10:36:29.67</dc:date>
    <meta:editing-duration>PT01H51M49S</meta:editing-duration>
    <meta:editing-cycles>40</meta:editing-cycles>
    <meta:generator>OpenOffice.org/3.2$Win32 OpenOffice.org_project/320m12$Build-9483</meta:generator>
    <dc:creator>Julien Mille</dc:creator>
    <meta:document-statistic meta:table-count="1" meta:image-count="0" meta:object-count="0" meta:page-count="1" meta:paragraph-count="17" meta:word-count="110" meta:character-count="727"/>
  </office:meta>
</office:document-meta>
</file>